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2.95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81.04pt"/>
    </style:style>
    <style:style style:name="co4" style:family="table-column">
      <style:table-column-properties fo:break-before="auto" style:column-width="120.39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Noto Sans CJK SC Regular" style:font-name-complex="Lohit Devanagari" fo:hyphenate="tru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BB-ADS1262-Rev.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5" table:default-cell-style-name="ce4"/>
        <table:table-column table:style-name="co6" table:number-columns-repeated="1017" table:default-cell-style-name="ce4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5" table:number-columns-repeated="1020"/>
        </table:table-row>
        <table:table-row table:style-name="ro1">
          <table:table-cell table:style-name="ce2" office:value-type="string" calcext:value-type="string">
            <text:p>HN1x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1</text:p>
          </table:table-cell>
          <table:table-cell table:style-name="ce2" office:value-type="string" calcext:value-type="string">
            <text:p>HN1x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СЪЕДИНИТЕЛ BH10S (B-D-02x5-LF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3</text:p>
          </table:table-cell>
          <table:table-cell table:style-name="ce2" office:value-type="string" calcext:value-type="string">
            <text:p>UEXT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ИС ADS1262IPW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TSSOP28-PW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HN1x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2</text:p>
          </table:table-cell>
          <table:table-cell table:style-name="ce2" office:value-type="string" calcext:value-type="string">
            <text:p>HN1x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<text:s text:c="2"/>SMD КОНД 0603 100 NF X7R 50VDC 10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3,C1,C2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КОНД 0603 1 UF 10V X5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4,C6,C21,C22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КОНД 0603 4.7 NF X7R 50VDC 10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РЕЗ 0603 1 K 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_0603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КОНД 0603 22 UF 6.3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8, C19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ДИОД 1N5819 (S4 SOD-123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1,D3</text:p>
          </table:table-cell>
          <table:table-cell table:style-name="ce2" office:value-type="string" calcext:value-type="string">
            <text:p>SOD-123_K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B06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B1</text:p>
          </table:table-cell>
          <table:table-cell table:style-name="ce2" office:value-type="string" calcext:value-type="string">
            <text:p>L_0603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ИНД CL10 UH SD7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SD7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РЕЗ 0603 12.1 K 1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17</text:p>
          </table:table-cell>
          <table:table-cell table:style-name="ce2" office:value-type="string" calcext:value-type="string">
            <text:p>R_0603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РЕЗ 0603 1.05 K 1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18,R28</text:p>
          </table:table-cell>
          <table:table-cell table:style-name="ce2" office:value-type="string" calcext:value-type="string">
            <text:p>R_0603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РЕЗ 0603 5.6 K 1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27</text:p>
          </table:table-cell>
          <table:table-cell table:style-name="ce2" office:value-type="string" calcext:value-type="string">
            <text:p>R_0603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ИС MT3608 2-24V 2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SOT23-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ИС AP2127K-ADJ (SOT23-5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SOT-23-5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0T15:06:55.783613450</dc:date>
    <meta:editing-duration>PT5M22S</meta:editing-duration>
    <meta:editing-cycles>4</meta:editing-cycles>
    <meta:generator>LibreOffice/5.4.4.2$Linux_X86_64 LibreOffice_project/40m0$Build-2</meta:generator>
    <meta:document-statistic meta:table-count="1" meta:cell-count="72" meta:object-count="0"/>
  </office:meta>
</office:document-meta>
</file>